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text-properties fo:font-size="11pt" fo:font-weight="bold" fo:background-color="#ffff00" style:font-size-asian="11pt" style:font-weight-asian="bold" style:font-size-complex="11pt"/>
    </style:style>
    <style:style style:name="P7" style:family="paragraph" style:parent-style-name="Standard">
      <style:text-properties fo:font-size="11pt" fo:font-style="italic" fo:font-weight="bold" style:font-size-asian="11pt" style:font-style-asian="italic" style:font-weight-asian="bold" style:font-size-complex="11pt" style:font-style-complex="italic"/>
    </style:style>
    <style:style style:name="P8" style:family="paragraph" style:parent-style-name="Standard">
      <style:text-properties fo:font-size="11pt" fo:font-style="italic" fo:font-weight="bold" fo:background-color="#ffff00" style:font-size-asian="11pt" style:font-style-asian="italic" style:font-weight-asian="bold" style:font-size-complex="11pt" style:font-style-complex="italic"/>
    </style:style>
    <style:style style:name="P9" style:family="paragraph" style:parent-style-name="Standard">
      <style:text-properties fo:font-size="11pt" fo:language="es" fo:country="ES" fo:font-style="italic" fo:font-weight="bold" style:font-size-asian="11pt" style:font-style-asian="italic" style:font-weight-asian="bold" style:font-size-complex="11pt" style:font-style-complex="italic"/>
    </style:style>
    <style:style style:name="P10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11" style:family="paragraph" style:parent-style-name="Standard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40fce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40fce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03ac2d" style:font-size-asian="11pt" style:font-weight-asian="bold" style:font-size-complex="11pt"/>
    </style:style>
    <style:style style:name="T7" style:family="text">
      <style:text-properties fo:font-size="11pt" fo:font-weight="bold" officeooo:rsid="00040fce" style:font-size-asian="11pt" style:font-weight-asian="bold" style:font-size-complex="11pt"/>
    </style:style>
    <style:style style:name="T8" style:family="text">
      <style:text-properties fo:font-size="11pt" fo:font-weight="bold" officeooo:rsid="0004b9b5" style:font-size-asian="11pt" style:font-weight-asian="bold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fo:font-weight="bold" style:font-size-asian="11pt" style:font-style-asian="italic" style:font-weight-asian="bold" style:font-size-complex="11pt" style:font-style-complex="italic"/>
    </style:style>
    <style:style style:name="T1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font-size="11pt" fo:background-color="#ffff00" loext:char-shading-value="0" style:font-size-asian="11pt" style:font-size-complex="11pt"/>
    </style:style>
    <style:style style:name="T13" style:family="text">
      <style:text-properties fo:font-size="11pt" fo:font-weight="normal" officeooo:rsid="00040fce" style:font-size-asian="11pt" style:font-weight-asian="normal" style:font-size-complex="11pt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040fce" style:font-weight-asian="bold" style:font-weight-complex="bold"/>
    </style:style>
    <style:style style:name="T16" style:family="text">
      <style:text-properties fo:font-weight="bold" officeooo:rsid="00040fce" style:font-weight-asian="bold"/>
    </style:style>
    <style:style style:name="T17" style:family="text">
      <style:text-properties fo:font-weight="bold" officeooo:rsid="0004b9b5" style:font-weight-asian="bold"/>
    </style:style>
    <style:style style:name="T18" style:family="text">
      <style:text-properties officeooo:rsid="00040f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¿Para que implementar un sistema de gestión calidad??</text:p>
      <text:p text:style-name="P1">Para tender a la excelencia a través de la mejora continua de modo de optimizar los recursos minimizar los costos y optimizar los resultados.</text:p>
      <text:p text:style-name="P1"/>
      <text:p text:style-name="P1"/>
      <text:p text:style-name="P1"/>
      <text:p text:style-name="Standard"><text:span text:style-name="T1">Calidad es el conjunto de características de una entidad que le confieren la aptitud para satisfacer las necesidades establecidas y las implícitas. </text:span><text:span text:style-name="T5">V</text:span></text:p>
      <text:p text:style-name="P3"/>
      <text:p text:style-name="Standard"><text:span text:style-name="T1">Para implantar un sistema de calidad es necesario identificar los procesos de la organización. </text:span><text:span text:style-name="T5">V</text:span></text:p>
      <text:p text:style-name="P3"/>
      <text:p text:style-name="Standard"><text:span text:style-name="T1">La norma ISO 9001 es aplicable solo a empresas de servicio.</text:span><text:span text:style-name="T3"> </text:span><text:span text:style-name="T7">F</text:span></text:p>
      <text:p text:style-name="P3"/>
      <text:p text:style-name="Standard"><text:span text:style-name="T1">El proceso de certificación consiste en someter al sistema al dictamen de un organismo externo reconocido. <text:s/></text:span><text:span text:style-name="T5">V</text:span></text:p>
      <text:p text:style-name="P3"/>
      <text:p text:style-name="Standard"><text:span text:style-name="T1">Es responsabilidad de los accionistas establecer la Política de Calidad. </text:span><text:span text:style-name="T5">F</text:span></text:p>
      <text:p text:style-name="P3"/>
      <text:p text:style-name="Standard"><text:span text:style-name="T1">El personal que realice trabajos que afectes a la calidad debe ser competente con base a la experiencia </text:span><text:span text:style-name="T9">exclusivamente</text:span><text:span text:style-name="T1">. </text:span><text:span text:style-name="T5">F</text:span></text:p>
      <text:p text:style-name="P9"/>
      <text:p text:style-name="Standard"><text:span text:style-name="T1">La organización debe evaluar y seleccionar los proveedores en función de su capacidad para suministrar productos de acuerdo con los requisitos de la organización. </text:span><text:span text:style-name="T5">V</text:span></text:p>
      <text:p text:style-name="P3"/>
      <text:p text:style-name="Standard"><text:span text:style-name="T1">La organización debe determinar acciones para eliminar las causas de no conformidades potenciales para prevenir su ocurrencia. </text:span><text:span text:style-name="T5">V</text:span></text:p>
      <text:p text:style-name="P3"/>
      <text:p text:style-name="Standard"><text:span text:style-name="T1">Se pueden realizar auditorias de productos y servicios pero no de sistemas. </text:span><text:span text:style-name="T5">F</text:span></text:p>
      <text:p text:style-name="P3"/>
      <text:p text:style-name="Standard"><text:span text:style-name="T1">Las auditorias internas se realizan con especialistas de instituciones acreditadas. </text:span><text:span text:style-name="T5">F</text:span></text:p>
      <text:p text:style-name="P3"/>
      <text:p text:style-name="Standard"><text:span text:style-name="T1">En una auditoria los desvíos a la norma se categorizar como no conformidades. </text:span><text:span text:style-name="T5">V</text:span></text:p>
      <text:p text:style-name="P8"/>
      <text:p text:style-name="Standard"><text:span text:style-name="T1">En una auditoria </text:span><text:span text:style-name="T4">no</text:span><text:span text:style-name="T1"> se verifica el estado de implantación de los procedimientos. </text:span><text:span text:style-name="T5">F</text:span></text:p>
      <text:p text:style-name="P7"/>
      <text:p text:style-name="Standard"><text:span text:style-name="T1">Existen siempre 5 grupos de interés asociado a las organizaciones: empleados, accionistas, proveedores, sociedad y clientes. </text:span><text:span text:style-name="T5">V</text:span></text:p>
      <text:p text:style-name="P11"><text:span text:style-name="T3"/></text:p>
      <text:p text:style-name="P3"/>
      <text:p text:style-name="Standard"><text:span text:style-name="T1">Calidad es el conjunto de características de una entidad que le confieren la aptitud para satisfacer las necesidades implícitas.</text:span><text:span text:style-name="T4"> </text:span><text:span text:style-name="T5">F</text:span><text:span text:style-name="T4"> </text:span></text:p>
      <text:p text:style-name="P4"/>
      <text:p text:style-name="P1">Para implantar un sistema de calidad no es necesario identificar los procesos de la organización. <text:span text:style-name="T15">F</text:span></text:p>
      <text:p text:style-name="P1"/>
      <text:p text:style-name="Standard"><text:span text:style-name="T1">La norma ISO 9001 es aplicable solo a empresas de manufacturas. </text:span><text:span text:style-name="T5">F</text:span></text:p>
      <text:p text:style-name="P3"/>
      <text:p text:style-name="P1">El proceso de certificación consiste en someter al sistema al dictamen de un organismo externo reconocido. <text:span text:style-name="T16">V</text:span></text:p>
      <text:p text:style-name="P3"/>
      <text:p text:style-name="P1">Es responsabilidad de la alta Dirección establecer la Política de Calidad. <text:span text:style-name="T16">V</text:span></text:p>
      <text:p text:style-name="P3"/>
      <text:p text:style-name="P1">El personal que realice trabajos que afectes a la calidad debe ser competente con base en la educación, formación, habilidades y experiencia apropiadas. <text:span text:style-name="T14"><text:s/></text:span><text:span text:style-name="T16">V</text:span></text:p>
      <text:p text:style-name="P3"/>
      <text:p text:style-name="P1">La organización debe evaluar y seleccionar los proveedores en función de su capacidad para suministrar productos de acuerdo con los requisitos de la organización. <text:span text:style-name="T17">V</text:span></text:p>
      <text:p text:style-name="P3"/>
      <text:p text:style-name="P1">La organización debe determinar acciones para eliminar las causas de no conformidades potenciales para prevenir su ocurrencia. <text:span text:style-name="T17">V</text:span></text:p>
      <text:p text:style-name="P3"/>
      <text:p text:style-name="P1">Se pueden realizar auditorias de productos y servicios pero no de sistemas. <text:span text:style-name="T17">F</text:span></text:p>
      <text:p text:style-name="P3"/>
      <text:p text:style-name="P1">Las auditorias internas se realizan con especialistas de instituciones acreditadas. <text:span text:style-name="T17">F</text:span></text:p>
      <text:p text:style-name="P3"/>
      <text:p text:style-name="P1">En una auditoria los desvíos a la norma se categorizar como no conformidades. <text:span text:style-name="T17">V</text:span></text:p>
      <text:p text:style-name="P6"/>
      <text:p text:style-name="Standard"><text:span text:style-name="T1">En una auditoria </text:span><text:span text:style-name="T4">SI</text:span><text:span text:style-name="T1"> se debe verificar el estado de implantación de los procedimientos. </text:span><text:span text:style-name="T8">V</text:span></text:p>
      <text:p text:style-name="P3"/>
      <text:p text:style-name="P1">Existen siempre 4 grupos de interés asociado a las organizaciones: empleados, accionistas, sociedad y clientes. <text:span text:style-name="T17">F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Encabezado3" style:next-style-name="Subtitle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3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, 'Times New Roman'" style:font-pitch-asian="variable" style:font-size-asian="14pt" style:font-name-complex="DejaVu Sans" style:font-family-complex="'DejaVu Sans', 'Times New Roman'" style:font-pitch-complex="variable" style:font-size-complex="14pt"/>
    </style:style>
    <style:style style:name="Etiquet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o" style:family="paragraph" style:parent-style-name="Etiquet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in" fo:margin-right="0in" fo:text-indent="0.2362in" style:auto-text-indent="false"/>
    </style:style>
    <style:style style:name="Subtitle" style:family="paragraph" style:parent-style-name="Encabezad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Encabezado1" style:family="paragraph" style:parent-style-name="Standard">
      <style:paragraph-properties fo:margin-top="0.1654in" fo:margin-bottom="0.0827in" loext:contextual-spacing="false"/>
    </style:style>
    <style:style style:name="Encabezado2" style:family="paragraph" style:parent-style-name="Standard">
      <style:paragraph-properties fo:margin-top="0.1654in" fo:margin-bottom="0.0827in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3752in" fo:margin-right="0in" fo:margin-top="0.111in" fo:margin-bottom="0in" loext:contextual-spacing="false" fo:orphans="0" fo:widows="0" fo:hyphenation-ladder-count="no-limit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0.1874in"/>
          <style:tab-stop style:position="1in"/>
          <style:tab-stop style:position="1.1874in"/>
          <style:tab-stop style:position="2in"/>
          <style:tab-stop style:position="2.1874in"/>
          <style:tab-stop style:position="3in"/>
          <style:tab-stop style:position="3.1874in"/>
          <style:tab-stop style:position="4in"/>
          <style:tab-stop style:position="4.1874in"/>
          <style:tab-stop style:position="5in"/>
          <style:tab-stop style:position="5.1874in"/>
          <style:tab-stop style:position="6in"/>
          <style:tab-stop style:position="6.1874in"/>
          <style:tab-stop style:position="7in"/>
          <style:tab-stop style:position="7.1874in"/>
          <style:tab-stop style:position="8in"/>
          <style:tab-stop style:position="8.1874in"/>
          <style:tab-stop style:position="9in"/>
          <style:tab-stop style:position="9.1874in"/>
          <style:tab-stop style:position="10in"/>
          <style:tab-stop style:position="10.1874in"/>
          <style:tab-stop style:position="11in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0.1874in"/>
          <style:tab-stop style:position="0.75in"/>
          <style:tab-stop style:position="1in"/>
          <style:tab-stop style:position="1.1874in"/>
          <style:tab-stop style:position="1.75in"/>
          <style:tab-stop style:position="2in"/>
          <style:tab-stop style:position="2.1874in"/>
          <style:tab-stop style:position="2.75in"/>
          <style:tab-stop style:position="3in"/>
          <style:tab-stop style:position="3.1874in"/>
          <style:tab-stop style:position="3.75in"/>
          <style:tab-stop style:position="4in"/>
          <style:tab-stop style:position="4.1874in"/>
          <style:tab-stop style:position="4.75in"/>
          <style:tab-stop style:position="5in"/>
          <style:tab-stop style:position="5.1874in"/>
          <style:tab-stop style:position="5.75in"/>
          <style:tab-stop style:position="6in"/>
          <style:tab-stop style:position="6.1874in"/>
          <style:tab-stop style:position="6.75in"/>
          <style:tab-stop style:position="7in"/>
          <style:tab-stop style:position="7.1874in"/>
          <style:tab-stop style:position="7.75in"/>
          <style:tab-stop style:position="8in"/>
          <style:tab-stop style:position="8.1874in"/>
          <style:tab-stop style:position="8.75in"/>
          <style:tab-stop style:position="9in"/>
          <style:tab-stop style:position="9.1874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2.25in" fo:margin-right="0in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Predeterminado_7e_LT_7e_Untertitel" style:display-name="Predeterminado~LT~Untertitel" style:family="paragraph">
      <style:paragraph-properties fo:margin-top="0.111in" fo:margin-bottom="0in" loext:contextual-spacing="false"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Predeterminado_7e_LT_7e_Notizen" style:display-name="Predeterminado~LT~Notizen" style:family="paragraph">
      <style:paragraph-properties fo:margin-top="0.0626in" fo:margin-bottom="0in" loext:contextual-spacing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DejaVu Sans" fo:font-family="'DejaVu Sans', 'Times New Roman'" style:font-pitch="variable" fo:font-size="12pt" fo:language="es" fo:country="AR" style:font-name-asian="DejaVu Sans" style:font-family-asian="'DejaVu Sans', 'Times New Roman'" style:font-pitch-asian="variable" style:font-size-asian="12pt" style:font-name-complex="DejaVu Sans" style:font-family-complex="'DejaVu Sans', 'Times New Roman'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redeterminado_7e_LT_7e_Hintergrundobjekte" style:display-name="Predeterminado~LT~Hintergrundobjekte" style:family="paragraph">
      <style:paragraph-properties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Arial" fo:font-family="Arial" style:font-family-generic="swiss" style:font-pitch="variable" fo:font-size="18pt" fo:language="es" fo:country="AR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ítulo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Objetos_20_de_20_fondo" style:display-name="Objetos de fondo" style:family="paragraph">
      <style:paragraph-properties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Arial" fo:font-family="Arial" style:font-family-generic="swiss" style:font-pitch="variable" fo:font-size="18pt" fo:language="es" fo:country="AR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Fondo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as" style:family="paragraph">
      <style:paragraph-properties fo:margin-top="0.0626in" fo:margin-bottom="0in" loext:contextual-spacing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DejaVu Sans" fo:font-family="'DejaVu Sans', 'Times New Roman'" style:font-pitch="variable" fo:font-size="12pt" fo:language="es" fo:country="AR" style:font-name-asian="DejaVu Sans" style:font-family-asian="'DejaVu Sans', 'Times New Roman'" style:font-pitch-asian="variable" style:font-size-asian="12pt" style:font-name-complex="DejaVu Sans" style:font-family-complex="'DejaVu Sans', 'Times New Roman'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Esquema_20_1" style:display-name="Esquema 1" style:family="paragraph">
      <style:paragraph-properties fo:margin-left="0.3752in" fo:margin-right="0in" fo:margin-top="0.111in" fo:margin-bottom="0in" loext:contextual-spacing="false" fo:orphans="0" fo:widows="0" fo:hyphenation-ladder-count="no-limit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Esquema_20_2" style:display-name="Esquema 2" style:family="paragraph" style:parent-style-name="Esquema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0.1874in"/>
          <style:tab-stop style:position="1in"/>
          <style:tab-stop style:position="1.1874in"/>
          <style:tab-stop style:position="2in"/>
          <style:tab-stop style:position="2.1874in"/>
          <style:tab-stop style:position="3in"/>
          <style:tab-stop style:position="3.1874in"/>
          <style:tab-stop style:position="4in"/>
          <style:tab-stop style:position="4.1874in"/>
          <style:tab-stop style:position="5in"/>
          <style:tab-stop style:position="5.1874in"/>
          <style:tab-stop style:position="6in"/>
          <style:tab-stop style:position="6.1874in"/>
          <style:tab-stop style:position="7in"/>
          <style:tab-stop style:position="7.1874in"/>
          <style:tab-stop style:position="8in"/>
          <style:tab-stop style:position="8.1874in"/>
          <style:tab-stop style:position="9in"/>
          <style:tab-stop style:position="9.1874in"/>
          <style:tab-stop style:position="10in"/>
          <style:tab-stop style:position="10.1874in"/>
          <style:tab-stop style:position="11in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0.1874in"/>
          <style:tab-stop style:position="0.75in"/>
          <style:tab-stop style:position="1in"/>
          <style:tab-stop style:position="1.1874in"/>
          <style:tab-stop style:position="1.75in"/>
          <style:tab-stop style:position="2in"/>
          <style:tab-stop style:position="2.1874in"/>
          <style:tab-stop style:position="2.75in"/>
          <style:tab-stop style:position="3in"/>
          <style:tab-stop style:position="3.1874in"/>
          <style:tab-stop style:position="3.75in"/>
          <style:tab-stop style:position="4in"/>
          <style:tab-stop style:position="4.1874in"/>
          <style:tab-stop style:position="4.75in"/>
          <style:tab-stop style:position="5in"/>
          <style:tab-stop style:position="5.1874in"/>
          <style:tab-stop style:position="5.75in"/>
          <style:tab-stop style:position="6in"/>
          <style:tab-stop style:position="6.1874in"/>
          <style:tab-stop style:position="6.75in"/>
          <style:tab-stop style:position="7in"/>
          <style:tab-stop style:position="7.1874in"/>
          <style:tab-stop style:position="7.75in"/>
          <style:tab-stop style:position="8in"/>
          <style:tab-stop style:position="8.1874in"/>
          <style:tab-stop style:position="8.75in"/>
          <style:tab-stop style:position="9in"/>
          <style:tab-stop style:position="9.1874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2.25in" fo:margin-right="0in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.3752in" fo:margin-right="0in" fo:margin-top="0.111in" fo:margin-bottom="0in" loext:contextual-spacing="false" fo:orphans="0" fo:widows="0" fo:hyphenation-ladder-count="no-limit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letter-kerning="true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Título1_7e_LT_7e_Gliederung_20_2" style:display-name="Título1~LT~Gliederung 2" style:family="paragraph" style:parent-style-name="Título1_7e_LT_7e_Gliederung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0.1874in"/>
          <style:tab-stop style:position="1in"/>
          <style:tab-stop style:position="1.1874in"/>
          <style:tab-stop style:position="2in"/>
          <style:tab-stop style:position="2.1874in"/>
          <style:tab-stop style:position="3in"/>
          <style:tab-stop style:position="3.1874in"/>
          <style:tab-stop style:position="4in"/>
          <style:tab-stop style:position="4.1874in"/>
          <style:tab-stop style:position="5in"/>
          <style:tab-stop style:position="5.1874in"/>
          <style:tab-stop style:position="6in"/>
          <style:tab-stop style:position="6.1874in"/>
          <style:tab-stop style:position="7in"/>
          <style:tab-stop style:position="7.1874in"/>
          <style:tab-stop style:position="8in"/>
          <style:tab-stop style:position="8.1874in"/>
          <style:tab-stop style:position="9in"/>
          <style:tab-stop style:position="9.1874in"/>
          <style:tab-stop style:position="10in"/>
          <style:tab-stop style:position="10.1874in"/>
          <style:tab-stop style:position="11in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0.1874in"/>
          <style:tab-stop style:position="0.75in"/>
          <style:tab-stop style:position="1in"/>
          <style:tab-stop style:position="1.1874in"/>
          <style:tab-stop style:position="1.75in"/>
          <style:tab-stop style:position="2in"/>
          <style:tab-stop style:position="2.1874in"/>
          <style:tab-stop style:position="2.75in"/>
          <style:tab-stop style:position="3in"/>
          <style:tab-stop style:position="3.1874in"/>
          <style:tab-stop style:position="3.75in"/>
          <style:tab-stop style:position="4in"/>
          <style:tab-stop style:position="4.1874in"/>
          <style:tab-stop style:position="4.75in"/>
          <style:tab-stop style:position="5in"/>
          <style:tab-stop style:position="5.1874in"/>
          <style:tab-stop style:position="5.75in"/>
          <style:tab-stop style:position="6in"/>
          <style:tab-stop style:position="6.1874in"/>
          <style:tab-stop style:position="6.75in"/>
          <style:tab-stop style:position="7in"/>
          <style:tab-stop style:position="7.1874in"/>
          <style:tab-stop style:position="7.75in"/>
          <style:tab-stop style:position="8in"/>
          <style:tab-stop style:position="8.1874in"/>
          <style:tab-stop style:position="8.75in"/>
          <style:tab-stop style:position="9in"/>
          <style:tab-stop style:position="9.1874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left="2.25in" fo:margin-right="0in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letter-kerning="true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Título1_7e_LT_7e_Untertitel" style:display-name="Título1~LT~Untertitel" style:family="paragraph">
      <style:paragraph-properties fo:margin-top="0.111in" fo:margin-bottom="0in" loext:contextual-spacing="false"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letter-kerning="true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Título1_7e_LT_7e_Notizen" style:display-name="Título1~LT~Notizen" style:family="paragraph">
      <style:paragraph-properties fo:margin-top="0.0626in" fo:margin-bottom="0in" loext:contextual-spacing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DejaVu Sans" fo:font-family="'DejaVu Sans', 'Times New Roman'" style:font-pitch="variable" fo:font-size="12pt" fo:language="es" fo:country="AR" style:letter-kerning="true" style:font-name-asian="DejaVu Sans" style:font-family-asian="'DejaVu Sans', 'Times New Roman'" style:font-pitch-asian="variable" style:font-size-asian="12pt" style:font-name-complex="DejaVu Sans" style:font-family-complex="'DejaVu Sans', 'Times New Roman'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ítulo1_7e_LT_7e_Hintergrundobjekte" style:display-name="Título1~LT~Hintergrundobjekte" style:family="paragraph">
      <style:paragraph-properties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ítulo1_7e_LT_7e_Hintergrund" style:display-name="Título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ítulo1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1- Calidad es el conjunto de características de una entidad que le confieren la aptitud para satisfacer las necesidades establecidas y las implícitas</dc:title>
    <dc:subject/>
    <meta:keyword/>
    <meta:initial-creator>WinuE</meta:initial-creator>
    <meta:creation-date>2008-06-22T20:29:00</meta:creation-date>
    <dc:date>2022-04-22T12:15:17.527612072</dc:date>
    <meta:print-date>2012-06-17T19:25:00</meta:print-date>
    <meta:editing-cycles>19</meta:editing-cycles>
    <meta:editing-duration>PT8H1M24S</meta:editing-duration>
    <meta:generator>LibreOffice/6.4.7.2$Linux_X86_64 LibreOffice_project/40$Build-2</meta:generator>
    <meta:document-statistic meta:table-count="0" meta:image-count="0" meta:object-count="0" meta:page-count="2" meta:paragraph-count="28" meta:word-count="455" meta:character-count="2913" meta:non-whitespace-character-count="2483"/>
  </office:meta>
</office:document-meta>
</file>